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2.884cm"/>
    </style:style>
    <style:style style:name="Tableau1.C" style:family="table-column">
      <style:table-column-properties style:column-width="3.902cm"/>
    </style:style>
    <style:style style:name="Tableau1.D" style:family="table-column">
      <style:table-column-properties style:column-width="3.507cm"/>
    </style:style>
    <style:style style:name="Tableau1.E" style:family="table-column">
      <style:table-column-properties style:column-width="3.3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2f22" officeooo:paragraph-rsid="00062f22"/>
    </style:style>
    <style:style style:name="P2" style:family="paragraph" style:parent-style-name="Standard">
      <style:text-properties officeooo:rsid="0008fd17" officeooo:paragraph-rsid="0008fd17"/>
    </style:style>
    <style:style style:name="P3" style:family="paragraph" style:parent-style-name="Table_20_Contents">
      <style:text-properties officeooo:rsid="00075ead" officeooo:paragraph-rsid="00075ead"/>
    </style:style>
    <style:style style:name="P4" style:family="paragraph" style:parent-style-name="Table_20_Contents">
      <style:text-properties officeooo:rsid="000889b0" officeooo:paragraph-rsid="000889b0"/>
    </style:style>
    <style:style style:name="P5" style:family="paragraph" style:parent-style-name="Table_20_Contents">
      <style:text-properties officeooo:rsid="0008f840" officeooo:paragraph-rsid="0008f840"/>
    </style:style>
    <style:style style:name="P6" style:family="paragraph" style:parent-style-name="Standard">
      <style:text-properties officeooo:rsid="00062f22" officeooo:paragraph-rsid="00062f22"/>
    </style:style>
    <style:style style:name="P7" style:family="paragraph" style:parent-style-name="Table_20_Contents">
      <style:text-properties officeooo:rsid="000a38b6" officeooo:paragraph-rsid="000a38b6"/>
    </style:style>
    <style:style style:name="P8" style:family="paragraph" style:parent-style-name="Table_20_Contents">
      <style:text-properties officeooo:rsid="00075ead" officeooo:paragraph-rsid="000a38b6"/>
    </style:style>
    <style:style style:name="P9" style:family="paragraph" style:parent-style-name="Table_20_Contents">
      <style:text-properties officeooo:rsid="000c2e3c" officeooo:paragraph-rsid="000c2e3c"/>
    </style:style>
    <style:style style:name="P10" style:family="paragraph" style:parent-style-name="Table_20_Contents">
      <style:text-properties officeooo:rsid="001023c7" officeooo:paragraph-rsid="001023c7"/>
    </style:style>
    <style:style style:name="P11" style:family="paragraph" style:parent-style-name="Table_20_Contents">
      <style:text-properties officeooo:rsid="001023c7" officeooo:paragraph-rsid="00120022"/>
    </style:style>
    <style:style style:name="T1" style:family="text">
      <style:text-properties officeooo:rsid="000a38b6"/>
    </style:style>
    <style:style style:name="T2" style:family="text">
      <style:text-properties officeooo:rsid="000d8116"/>
    </style:style>
    <style:style style:name="T3" style:family="text">
      <style:text-properties officeooo:rsid="000eecb7"/>
    </style:style>
    <style:style style:name="T4" style:family="text">
      <style:text-properties officeooo:rsid="001023c7"/>
    </style:style>
    <style:style style:name="T5" style:family="text">
      <style:text-properties officeooo:rsid="00120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 d'équivalenc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Valeur d'entrée</text:p>
          </table:table-cell>
          <table:table-cell table:style-name="Tableau1.A1" office:value-type="string">
            <text:p text:style-name="P3">Valeur de sortie</text:p>
          </table:table-cell>
          <table:table-cell table:style-name="Tableau1.A1" office:value-type="string">
            <text:p text:style-name="P3">Valeur valide</text:p>
          </table:table-cell>
          <table:table-cell table:style-name="Tableau1.E1" office:value-type="string">
            <text:p text:style-name="P3">Valeur invalide</text:p>
          </table:table-cell>
        </table:table-row>
        <table:table-row>
          <table:table-cell table:style-name="Tableau1.A2" office:value-type="string">
            <text:p text:style-name="P1">MyDate replace(int year, int month, int day); </text:p>
          </table:table-cell>
          <table:table-cell table:style-name="Tableau1.A2" office:value-type="string">
            <text:p text:style-name="P3">3 entiers</text:p>
          </table:table-cell>
          <table:table-cell table:style-name="Tableau1.A2" office:value-type="string">
            <text:p text:style-name="P3">MyDate</text:p>
          </table:table-cell>
          <table:table-cell table:style-name="Tableau1.A2" office:value-type="string">
            <text:p text:style-name="P9">1 &lt;<text:span text:style-name="T5">=</text:span> day &lt;<text:span text:style-name="T5">=</text:span> <text:span text:style-name="T4">29</text:span></text:p>
            <text:p text:style-name="P9">1 &lt;<text:span text:style-name="T5">=</text:span> day &lt;<text:span text:style-name="T5">=</text:span> 30</text:p>
            <text:p text:style-name="P9">1 &lt;<text:span text:style-name="T5">=</text:span> day &lt;<text:span text:style-name="T5">=</text:span> <text:span text:style-name="T4">31</text:span></text:p>
            <text:p text:style-name="P9">1 &lt;<text:span text:style-name="T5">=</text:span> month &lt;<text:span text:style-name="T5">=</text:span> 12</text:p>
            <text:p text:style-name="P7">1970 &lt;<text:span text:style-name="T5">=</text:span> year &lt;<text:span text:style-name="T5">=</text:span> 20<text:span text:style-name="T2">50</text:span></text:p>
          </table:table-cell>
          <table:table-cell table:style-name="Tableau1.E2" office:value-type="string">
            <text:p text:style-name="P8">Autres que entiers </text:p>
            <text:p text:style-name="P8"><text:span text:style-name="T1">&amp;&amp;</text:span></text:p>
            <text:p text:style-name="P10">1 &gt; day &gt; 29</text:p>
            <text:p text:style-name="P10">1 &gt; day &gt; 30</text:p>
            <text:p text:style-name="P10">1 &gt; day &gt; 31</text:p>
            <text:p text:style-name="P11">1 &gt; <text:span text:style-name="T5">month</text:span> &gt; <text:span text:style-name="T5">12</text:span></text:p>
            <text:p text:style-name="P7">1970 &gt; year &gt; 20<text:span text:style-name="T3">50</text:span></text:p>
          </table:table-cell>
        </table:table-row>
        <table:table-row>
          <table:table-cell table:style-name="Tableau1.A2" office:value-type="string">
            <text:p text:style-name="P1">MyDate toOrdinal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nt weekDay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4">Renvoie un entier entre 0 et 6</text:p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nt isoWeekday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4">Renvoie un entier entre 1 et 7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void isoCalendar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3">Un triplet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String isoFormat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3">Chaine de caractères</text:p>
          </table:table-cell>
          <table:table-cell table:style-name="Tableau1.A2" office:value-type="string">
            <text:p text:style-name="Table_20_Contents">-</text:p>
          </table:table-cell>
          <table:table-cell table:style-name="Tableau1.E2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P1">String toString 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3">Chaine de caractères</text:p>
          </table:table-cell>
          <table:table-cell table:style-name="Tableau1.A2" office:value-type="string">
            <text:p text:style-name="Table_20_Contents">-</text:p>
          </table:table-cell>
          <table:table-cell table:style-name="Tableau1.E2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P1">String ctime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3">Chaine de caractères</text:p>
          </table:table-cell>
          <table:table-cell table:style-name="Tableau1.A2" office:value-type="string">
            <text:p text:style-name="Table_20_Contents">-</text:p>
          </table:table-cell>
          <table:table-cell table:style-name="Tableau1.E2" office:value-type="string">
            <text:p text:style-name="Table_20_Contents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>Nous avons pris la décision de supprimer l'interface c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3S</meta:editing-duration>
    <meta:editing-cycles>15</meta:editing-cycles>
    <meta:generator>LibreOffice/5.0.5.2$Windows_x86 LibreOffice_project/55b006a02d247b5f7215fc6ea0fde844b30035b3</meta:generator>
    <dc:date>2016-10-17T17:48:34.183000000</dc:date>
    <meta:document-statistic meta:table-count="1" meta:image-count="0" meta:object-count="0" meta:page-count="1" meta:paragraph-count="47" meta:word-count="138" meta:character-count="635" meta:non-whitespace-character-count="537"/>
    <meta:user-defined meta:name="Info 1"/>
    <meta:user-defined meta:name="Info 2"/>
    <meta:user-defined meta:name="Info 3"/>
    <meta:user-defined meta:name="Info 4"/>
  </office:meta>
</office:document-meta>
</file>